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8451in" table:align="left"/>
    </style:style>
    <style:style style:name="Table1.A" style:family="table-column">
      <style:table-column-properties style:column-width="0.95in"/>
    </style:style>
    <style:style style:name="Table1.B" style:family="table-column">
      <style:table-column-properties style:column-width="1.8951in"/>
    </style:style>
    <style:style style:name="Table1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>
      <style:paragraph-properties fo:margin-top="0in" fo:margin-bottom="0in" fo:text-align="center" style:justify-single-word="false"/>
    </style:style>
    <style:style style:name="P3" style:family="paragraph" style:parent-style-name="Text_20_body" style:list-style-name="L1">
      <style:paragraph-properties fo:margin-top="0in" fo:margin-bottom="0in"/>
    </style:style>
    <style:style style:name="P4" style:family="paragraph" style:parent-style-name="Text_20_body" style:list-style-name="L1">
      <style:paragraph-properties fo:margin-top="0in" fo:margin-bottom="0in"/>
      <style:text-properties fo:color="#00008b" fo:font-size="14pt"/>
    </style:style>
    <style:style style:name="P5" style:family="paragraph" style:parent-style-name="Table_20_Contents">
      <style:text-properties fo:font-weight="bold"/>
    </style:style>
    <style:style style:name="T1" style:family="text">
      <style:text-properties fo:font-weight="bold"/>
    </style:style>
    <style:style style:name="T2" style:family="text">
      <style:text-properties fo:color="#00008b" fo:font-size="14pt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in" fo:margin-right="0in" fo:margin-top="0in" fo:margin-bottom="0in" style:wrap="right" style:number-wrapped-paragraphs="no-limit" style:wrap-contour="false" style:vertical-pos="top" style:vertical-rel="paragraph-content" style:horizontal-pos="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Author:</text:p>
          </table:table-cell>
          <table:table-cell table:style-name="Table1.A1" office:value-type="string">
            <text:p text:style-name="Table_20_Contents">senator77</text:p>
          </table:table-cell>
        </table:table-row>
        <table:table-row>
          <table:table-cell table:style-name="Table1.A1" office:value-type="string">
            <text:p text:style-name="P5">ID:</text:p>
          </table:table-cell>
          <table:table-cell table:style-name="Table1.A1" office:value-type="string">
            <text:p text:style-name="Table_20_Contents">136354</text:p>
          </table:table-cell>
        </table:table-row>
        <table:table-row>
          <table:table-cell table:style-name="Table1.A1" office:value-type="string">
            <text:p text:style-name="P5">Filename:</text:p>
          </table:table-cell>
          <table:table-cell table:style-name="Table1.A1" office:value-type="string">
            <text:p text:style-name="Table_20_Contents">C++ Study Guide for Test 1</text:p>
          </table:table-cell>
        </table:table-row>
        <table:table-row>
          <table:table-cell table:style-name="Table1.A1" office:value-type="string">
            <text:p text:style-name="P5">Updated:</text:p>
          </table:table-cell>
          <table:table-cell table:style-name="Table1.A1" office:value-type="string">
            <text:p text:style-name="Table_20_Contents">2012-02-27 23:24:03</text:p>
          </table:table-cell>
        </table:table-row>
        <table:table-row>
          <table:table-cell table:style-name="Table1.A1" office:value-type="string">
            <text:p text:style-name="P5">Description: </text:p>
          </table:table-cell>
          <table:table-cell table:style-name="Table1.A1" office:value-type="string">
            <text:p text:style-name="Table_20_Contents">C++ Study Guide for Test 1</text:p>
          </table:table-cell>
        </table:table-row>
      </table:table>
      <text:section text:style-name="Sect1" text:name="info">
        <text:p text:style-name="Text_20_body"><draw:a xlink:type="simple" xlink:href="../../../../../../iphone/flashcards/"><draw:frame draw:style-name="fr1" draw:name="graphics1" text:anchor-type="paragraph" svg:width="0.7862in" svg:height="0.3929in" draw:z-index="0"><draw:image xlink:href="file:///C:/Users/Admin/Documents/images/flashcards.57.png" xlink:type="simple" xlink:show="embed" xlink:actuate="onLoad"/></draw:frame></draw:a>Flashcards app available on the <text:a xlink:type="simple" xlink:href="https://market.android.com/developer?pub=David+Skelly"><text:span text:style-name="T1">Android Marketplace</text:span></text:a> as well as on the <text:a xlink:type="simple" xlink:href="http://itunes.apple.com/WebObjects/MZStore.woa/wa/viewSoftware?id=333253443&amp;mt=8"><text:span text:style-name="T1">Apple App Store</text:span></text:a> for <text:span text:style-name="T1">iOS</text:span>. </text:p>
        <text:p text:style-name="P2"><draw:a xlink:type="simple" xlink:href="https://market.android.com/developer?pub=David+Skelly"><draw:frame draw:style-name="fr2" draw:name="graphics2" text:anchor-type="as-char" svg:width="0.7862in" svg:height="0.3929in" draw:z-index="1"><draw:image xlink:href="file:///images/androidmarket_badge.png" xlink:type="simple" xlink:show="embed" xlink:actuate="onLoad"/></draw:frame></draw:a> <draw:a xlink:type="simple" xlink:href="http://itunes.apple.com/WebObjects/MZStore.woa/wa/viewSoftware?id=333253443&amp;mt=8"><draw:frame draw:style-name="fr2" draw:name="graphics3" text:anchor-type="as-char" svg:width="0.7862in" svg:height="0.3929in" draw:z-index="2"><draw:image xlink:href="file:///images/appstore_badge.png" xlink:type="simple" xlink:show="embed" xlink:actuate="onLoad"/></draw:frame></draw:a> </text:p>
      </text:section>
      <text:section text:style-name="Sect1" text:name="toReplace">
        <text:list xml:id="list42666268" text:style-name="L1">
          <text:list-item>
            <text:p text:style-name="P3"><text:span text:style-name="T2">What is pseudocode?</text:span><text:line-break/>Pseudocode is a mixture of C++ and ordinary English. It allows us to make our algorithm precise without worrying about the details of a C++ statement.</text:p>
          </text:list-item>
          <text:list-item>
            <text:p text:style-name="P3"><text:span text:style-name="T2">What is an algorithm?</text:span><text:line-break/>An algorithm is a sequence of precise instructions which lead to a solution.</text:p>
          </text:list-item>
          <text:list-item>
            <text:p text:style-name="P3"><text:span text:style-name="T2">What is the input and output(s) of the compiler?</text:span><text:line-break/>Input: source program or source code. <text:line-break/><text:line-break/>Output: object program or object code.</text:p>
          </text:list-item>
          <text:list-item>
            <text:p text:style-name="P3"><text:span text:style-name="T2">What are the 3 catagories of errors that can be made by a programmer?</text:span><text:line-break/>Syntax, run-time, and logic errors.</text:p>
          </text:list-item>
          <text:list-item>
            <text:p text:style-name="P3"><text:span text:style-name="T2">What type of errors can a compiler detect?</text:span><text:line-break/>Sytax errors.</text:p>
          </text:list-item>
          <text:list-item>
            <text:p text:style-name="P3"><text:span text:style-name="T2">How are run-time errors usually discovered?</text:span><text:line-break/>When the program is run.</text:p>
          </text:list-item>
          <text:list-item>
            <text:p text:style-name="P3"><text:span text:style-name="T2">What errors must the programmer detect and correct during testing?</text:span><text:line-break/>Logic errors.</text:p>
          </text:list-item>
          <text:list-item>
            <text:p text:style-name="P3"><text:span text:style-name="T2">What is meant by "echoing the input"?</text:span><text:line-break/>Input that appears on the screen as it is typed. A program should always write out the input values some time before it ends.</text:p>
          </text:list-item>
          <text:list-item>
            <text:p text:style-name="P3"><text:span text:style-name="T2">What C++ commands are associated with each of the 4 control structures?</text:span><text:line-break/>Sequence Control, Selection Control (branching or If, If-Else), Repition Control, and Case Control (switch).</text:p>
          </text:list-item>
          <text:list-item>
            <text:p text:style-name="P3"><text:span text:style-name="T2">How are comments symbols // and /* */ different?</text:span><text:line-break/>// covers only one line for comments. <text:line-break/><text:line-break/>/* */ spans several lines for comments.</text:p>
          </text:list-item>
          <text:list-item>
            <text:p text:style-name="P3"><text:span text:style-name="T2">What is the purpose of including comments in a program?</text:span><text:line-break/>To make the program more understandable and for explanatory notes at key places.</text:p>
          </text:list-item>
          <text:list-item>
            <text:p text:style-name="P3"><text:span text:style-name="T2">What are some of the things a debugger allows a programmer to see?</text:span><text:line-break/>Mistakes, syntax errors, error and warning messages, and run-time errors.</text:p>
          </text:list-item>
          <text:list-item>
            <text:p text:style-name="P3"><text:span text:style-name="T2">What are the different data types?</text:span><text:line-break/>Integer (int), floating-point types (double, long double, long float), characters (char).</text:p>
          </text:list-item>
          <text:list-item>
            <text:p text:style-name="P3"><text:span text:style-name="T2">Why do we use meaningful naming conventions for variables?</text:span><text:line-break/>To make a program easy to understand.</text:p>
          </text:list-item>
          <text:list-item>
            <text:p text:style-name="P3"><text:span text:style-name="T2">Are variable names case sensitive?</text:span><text:line-break/><text:soft-page-break/>Yes.</text:p>
          </text:list-item>
          <text:list-item>
            <text:p text:style-name="P3"><text:span text:style-name="T2">What is variable initialization, and how can it be done in C++?</text:span><text:line-break/>Variable initialization is assigning a variable at the time that you declare the variable. <text:line-break/><text:line-break/>It is done by adding an equal sign and a value.</text:p>
          </text:list-item>
          <text:list-item>
            <text:p text:style-name="P3"><text:span text:style-name="T2">What are constant variables used for, and what is the preferred naming convention?</text:span><text:line-break/>Constant variables are used to mark a variable declaration so that the value of the variable cannot be changed. <text:line-break/><text:line-break/>The preferred naming convention is to use <text:span text:style-name="Emphasis">const</text:span> before the declaration.</text:p>
          </text:list-item>
          <text:list-item>
            <text:p text:style-name="P3"><text:span text:style-name="T2">What special character is used to define an escape sequence?</text:span><text:line-break/>\</text:p>
          </text:list-item>
          <text:list-item>
            <text:p text:style-name="P3"><text:span text:style-name="T2">What do the escape sequences \n and \t do?</text:span><text:line-break/>\n is a new line. <text:line-break/><text:line-break/>\t is a horizontal tab.</text:p>
          </text:list-item>
          <text:list-item>
            <text:p text:style-name="P3"><text:span text:style-name="T2">What is </text:span><text:span text:style-name="Emphasis"><text:span text:style-name="T2">endl</text:span></text:span><text:span text:style-name="T2"> used for?</text:span><text:line-break/>Its used to output a blank line.</text:p>
          </text:list-item>
          <text:list-item>
            <text:p text:style-name="P3"><text:span text:style-name="T2">What does the "magic formula" for formatting output do?</text:span><text:line-break/>It causes numbers that contain a decimal point to be output in everyday notation with the exact number of digits after the decimal point that you specify.</text:p>
          </text:list-item>
          <text:list-item>
            <text:p text:style-name="P3"><text:span text:style-name="T2">What are the precedence rules?</text:span><text:line-break/>They are rules that determine the order in which operators are performed.</text:p>
          </text:list-item>
          <text:list-item>
            <text:p text:style-name="P3"><text:span text:style-name="T2">How do the parentheses affect the precedence rules?</text:span><text:line-break/>It makes the expression easier to read and less prone to programmer error.</text:p>
          </text:list-item>
          <text:list-item>
            <text:p text:style-name="P3"><text:span text:style-name="T2">What can be lost from the result of integer division?</text:span><text:line-break/>Decimal number are lost during integer division.</text:p>
          </text:list-item>
          <text:list-item>
            <text:p text:style-name="P3"><text:span text:style-name="T2">What does the modulus operator % return?</text:span><text:line-break/>It gives the remainder in division.</text:p>
          </text:list-item>
          <text:list-item>
            <text:p text:style-name="P4">What is the syntax to increment a variable by 1 using assignment statements, short hand notation, and incrementors?</text:p>
            <text:list>
              <text:list-item>
                <text:p text:style-name="P3">n = n +</text:p>
              </text:list-item>
              <text:list-item>
                <text:p text:style-name="P3">n += 1</text:p>
              </text:list-item>
              <text:list-item>
                <text:p text:style-name="P3">n++</text:p>
              </text:list-item>
            </text:list>
            <text:p text:style-name="P3"/>
          </text:list-item>
          <text:list-item>
            <text:p text:style-name="P4">What is the syntax to decrement a variable by 1 using assignment statements, short hand notation, and decrementors?</text:p>
            <text:list>
              <text:list-item>
                <text:p text:style-name="P3">n = n -1</text:p>
              </text:list-item>
              <text:list-item>
                <text:p text:style-name="P3">n -= 1</text:p>
              </text:list-item>
              <text:list-item>
                <text:p text:style-name="P3">n--</text:p>
              </text:list-item>
            </text:list>
            <text:p text:style-name="P3"/>
          </text:list-item>
          <text:list-item>
            <text:p text:style-name="P3"><text:span text:style-name="T2">What would the following statement do to the variable </text:span><text:span text:style-name="Emphasis"><text:span text:style-name="T2">num</text:span></text:span><text:span text:style-name="T2">? <text:line-break/>num += -1;</text:span></text:p>
            <text:list>
              <text:list-item>
                <text:p text:style-name="P3">num = num + num -1</text:p>
              </text:list-item>
              <text:list-item>
                <text:p text:style-name="P3"><text:soft-page-break/>or</text:p>
              </text:list-item>
              <text:list-item>
                <text:p text:style-name="P3">no increment or decrement.</text:p>
              </text:list-item>
            </text:list>
            <text:p text:style-name="P3"/>
          </text:list-item>
          <text:list-item>
            <text:p text:style-name="P3"><text:span text:style-name="T2">What values are Boolean expressions evaluated to?</text:span><text:line-break/>True or False.</text:p>
          </text:list-item>
          <text:list-item>
            <text:p text:style-name="P3"><text:span text:style-name="T2">What is the difference between the = and == symbols?</text:span><text:line-break/>= is part of an assignment statement. <text:line-break/><text:line-break/>== is a Boolean expression "equal to".</text:p>
          </text:list-item>
          <text:list-item>
            <text:p text:style-name="P3"><text:span text:style-name="T2">What is the difference between AND and OR operators?</text:span><text:line-break/>All expressions must be true in AND. <text:line-break/><text:line-break/>Only 1 expression need be true in OR.</text:p>
          </text:list-item>
          <text:list-item>
            <text:p text:style-name="P3"><text:span text:style-name="T2">What are the symbols for the AND and OR operators?</text:span><text:line-break/>AND is &amp;&amp; <text:line-break/><text:line-break/>OR is ||</text:p>
          </text:list-item>
          <text:list-item>
            <text:p text:style-name="P3"><text:span text:style-name="T2">What is the NOT operator and how does it effect the Boolean expression?</text:span><text:line-break/>! is the operator symbol and it negates a Boolean expression.</text:p>
          </text:list-item>
          <text:list-item>
            <text:p text:style-name="P3"><text:span text:style-name="T2">What is the difference between </text:span><text:span text:style-name="Emphasis"><text:span text:style-name="T2">if </text:span></text:span><text:span text:style-name="T2">and </text:span><text:span text:style-name="Emphasis"><text:span text:style-name="T2">if-else</text:span></text:span><text:span text:style-name="T2"> statements?</text:span><text:line-break/>The <text:span text:style-name="Emphasis">if</text:span> statement allows for 1 or 2 alternatives to do an action. <text:line-break/><text:line-break/>The <text:span text:style-name="Emphasis">if-else</text:span> statement chooses between 2 alternative actions.</text:p>
          </text:list-item>
          <text:list-item>
            <text:p text:style-name="P3"><text:span text:style-name="T2">How does the compiler match an </text:span><text:span text:style-name="Emphasis"><text:span text:style-name="T2">else</text:span></text:span><text:span text:style-name="T2"> with an </text:span><text:span text:style-name="Emphasis"><text:span text:style-name="T2">if </text:span></text:span><text:span text:style-name="T2">statement?</text:span><text:line-break/>The compiler always pairs an <text:span text:style-name="Emphasis">else</text:span> with the nearest previous <text:span text:style-name="Emphasis">if</text:span> that is not already paired with some <text:span text:style-name="Emphasis">else</text:span>.</text:p>
          </text:list-item>
          <text:list-item>
            <text:p text:style-name="P3"><text:span text:style-name="T2">Does the compiler take indenting you use into consideration to match </text:span><text:span text:style-name="Emphasis"><text:span text:style-name="T2">else</text:span></text:span><text:span text:style-name="T2"> and </text:span><text:span text:style-name="Emphasis"><text:span text:style-name="T2">if</text:span></text:span><text:span text:style-name="T2"> statements?</text:span><text:line-break/>The compiler does not care about indenting.</text:p>
          </text:list-item>
          <text:list-item>
            <text:p text:style-name="P3"><text:span text:style-name="T2">What is the purpose of indenting </text:span><text:span text:style-name="Emphasis"><text:span text:style-name="T2">if-else</text:span></text:span><text:span text:style-name="T2"> statements?</text:span><text:line-break/>It makes the program easier to read and shows the level of nested substatements.</text:p>
          </text:list-item>
          <text:list-item>
            <text:p text:style-name="P3"><text:span text:style-name="T2">How can braces be used to prevent the dangling-else problem?</text:span><text:line-break/>Braces tell the compiler how to group things rather than leaving them to be grouped according to default conventions.</text:p>
          </text:list-item>
          <text:list-item>
            <text:p text:style-name="P3"><text:span text:style-name="T2">What are the differences between the </text:span><text:span text:style-name="Emphasis"><text:span text:style-name="T2">while</text:span></text:span><text:span text:style-name="T2"> and </text:span><text:span text:style-name="Emphasis"><text:span text:style-name="T2">do-while</text:span></text:span><text:span text:style-name="T2"> loops?</text:span><text:line-break/>In a <text:span text:style-name="Emphasis">while</text:span> statement, the Boolean expression is checked. <text:line-break/><text:line-break/>In a <text:span text:style-name="Emphasis">do-while</text:span> statement, the loop body is always executed at least once.</text:p>
          </text:list-item>
          <text:list-item>
            <text:p text:style-name="P3"><text:span text:style-name="T2">What causes an infinite loop?</text:span><text:line-break/>A Boolean expression that is always true.</text:p>
          </text:list-item>
          <text:list-item>
            <text:p text:style-name="P3"><text:span text:style-name="T2">What is involved in top-down design?</text:span><text:line-break/>Break down the task to be accomplished into subtasks, decompose subtasks into smaller subtasks and so forth.</text:p>
          </text:list-item>
          <text:list-item>
            <text:p text:style-name="P3"><text:span text:style-name="T2">What is the purpose of structure charts?</text:span><text:line-break/>To show the overall structure of a program but omits specific logic. It is used for initial planning of a program.</text:p>
          </text:list-item>
          <text:list-item>
            <text:p text:style-name="P3"><text:soft-page-break/><text:span text:style-name="T2">What is depicted in a structure chart?</text:span><text:line-break/>It shows what tasks need to be completed, not how they will be completed.</text:p>
          </text:list-item>
          <text:list-item>
            <text:p text:style-name="P3"><text:span text:style-name="T2">Why is the black box analogy used to describe how functions should be written?</text:span><text:line-break/>It tells all the programmer needs to know if they put appropiate arguments into the black box and have an appropiate return value that will come out of the black box.</text:p>
          </text:list-item>
          <text:list-item>
            <text:p text:style-name="P3"><text:span text:style-name="T2">Why are functions considered small programs?</text:span><text:line-break/>It uses formal parameters for input. Arguments to the function are the input and they are plugged in for the formal parameters. The function sends output back to the program using a <text:span text:style-name="Emphasis">return</text:span> statement.</text:p>
          </text:list-item>
          <text:list-item>
            <text:p text:style-name="P3"><text:span text:style-name="T2">What is the purpose of precondition and postconditions?</text:span><text:line-break/>Preconditions states what is assumed to be true when the function is called. <text:line-break/><text:line-break/>Postconditions describe the effect of a function call which tells what will be true after the function is executed in which the precondition holds.</text:p>
          </text:list-item>
          <text:list-item>
            <text:p text:style-name="P3"><text:span text:style-name="T2">Does the compiler require preconditions and postconditions?</text:span><text:line-break/>No, they are comments that describe the function declaration.</text:p>
          </text:list-item>
          <text:list-item>
            <text:p text:style-name="P3"><text:span text:style-name="T2">What is the difference between formal parameters and arguments?</text:span><text:line-break/>A formal parameter is used as a blank or place holder to stand in for the argument. <text:line-break/><text:line-break/>An argument is a constant or variable or complicated expression.</text:p>
          </text:list-item>
          <text:list-item>
            <text:p text:style-name="P3"><text:span text:style-name="T2">When do we use formal parameters?</text:span><text:line-break/>When writing a function declaration which arguments are not known, formal parameters are used in place of arguments and they are used with function definitions.</text:p>
          </text:list-item>
          <text:list-item>
            <text:p text:style-name="P3"><text:span text:style-name="T2">When do we use arguments?</text:span><text:line-break/>They are used with function calls.</text:p>
          </text:list-item>
          <text:list-item>
            <text:p text:style-name="P3"><text:span text:style-name="T2">What is the purpose of the function declaration?</text:span><text:line-break/>The function declaration or prototype describes how the function is called. It tells you all you need to know to write a call to the function. It is required to appear in your code prior to a call to a function whose definition has not yet appeared and placed before the <text:span text:style-name="Emphasis">main</text:span> part of the program.</text:p>
          </text:list-item>
          <text:list-item>
            <text:p text:style-name="P3"><text:span text:style-name="T2">Why must the data types of parameters and arguments match?</text:span><text:line-break/>When an argument is plugged in for a formal parameter, the argument is plugged in for <text:span text:style-name="T3">all</text:span> instances of the formal parameter that occur in the function body.</text:p>
          </text:list-item>
          <text:list-item>
            <text:p text:style-name="P3"><text:span text:style-name="T2">Why is it that the function declaration provides all of the information needed to write the function call?</text:span><text:line-break/>The function declaration tells you the name of the function, how many arguments the function needs, and what type the arguments should be.</text:p>
          </text:list-item>
          <text:list-item>
            <text:p text:style-name="P3"><text:span text:style-name="T2">What is considered the function call?</text:span><text:line-break/>The expression on the right-hand side of the equal sign.</text:p>
          </text:list-item>
          <text:list-item>
            <text:p text:style-name="P3"><text:span text:style-name="T2">What is included in the header of the a function definition?</text:span><text:line-break/>It describes how the function computes the value it returns. It acts like a small program and calling the function is the same thing as running this "small program".</text:p>
          </text:list-item>
          <text:list-item>
            <text:p text:style-name="P3"><text:span text:style-name="T2">What is included in the body of a function definition?</text:span><text:line-break/>It consists of declarations and executable statements enclosed within a pair of braces.</text:p>
          </text:list-item>
          <text:list-item>
            <text:p text:style-name="P3"><text:span text:style-name="T2">What does the return statement do in the function?</text:span><text:line-break/>It sends output or a value to the function.</text:p>
          </text:list-item>
          <text:list-item>
            <text:p text:style-name="P3"><text:soft-page-break/><text:span text:style-name="T2">How many return statements can be in a body of a function?</text:span><text:line-break/>1.</text:p>
          </text:list-item>
          <text:list-item>
            <text:p text:style-name="P3"><text:span text:style-name="T2">What is the main difference between </text:span><text:span text:style-name="Emphasis"><text:span text:style-name="T2">void</text:span></text:span><text:span text:style-name="T2"> and other return types?</text:span><text:line-break/>The keyword <text:span text:style-name="Emphasis">void</text:span> is used in place of the return type and second is the return statement does not contain an expression for the value to be returned since no value is returned.</text:p>
          </text:list-item>
          <text:list-item>
            <text:p text:style-name="P3"><text:span text:style-name="T2">Why would you want a function that doesn't return a value?</text:span><text:line-break/>To output results of a calculation.</text:p>
          </text:list-item>
          <text:list-item>
            <text:p text:style-name="P4">What is the syntax for the return statement in void functions?</text:p>
            <text:list>
              <text:list-item>
                <text:p text:style-name="P3"><text:span text:style-name="Emphasis">return;</text:span> </text:p>
              </text:list-item>
              <text:list-item>
                <text:p text:style-name="P3">which is optional before the closing brace of the function body.</text:p>
              </text:list-item>
            </text:list>
            <text:p text:style-name="P3"/>
          </text:list-item>
          <text:list-item>
            <text:p text:style-name="P3"><text:span text:style-name="T2">Can functions call functions that call other functions?</text:span><text:line-break/>Yes.</text:p>
          </text:list-item>
          <text:list-item>
            <text:p text:style-name="P3"><text:span text:style-name="T2">What is passed to the function through a call-by-reference parameter?</text:span><text:line-break/>The addresses of the arguments are passed through the function's parameters instead of the values stored in the arguments.</text:p>
          </text:list-item>
          <text:list-item>
            <text:p text:style-name="P3"><text:span text:style-name="T2">In a call-by-reference mechanism, how many values can be "returned" through the parameters?</text:span><text:line-break/>Many values can be returned.</text:p>
          </text:list-item>
          <text:list-item>
            <text:p text:style-name="P3"><text:span text:style-name="T2">Can call-by-value and call-by-reference parameters be mixed?</text:span><text:line-break/>Yes.</text:p>
          </text:list-item>
          <text:list-item>
            <text:p text:style-name="P3"><text:span text:style-name="T2">How are function names overloaded?</text:span><text:line-break/>Using the same function name but different parameter types or number of parameters.</text:p>
          </text:list-item>
          <text:list-item>
            <text:p text:style-name="P3"><text:span text:style-name="T2">When function manes are overloaded, how are they uniquely identified?</text:span><text:line-break/>With their function signature.</text:p>
          </text:list-item>
          <text:list-item>
            <text:p text:style-name="P3"><text:span text:style-name="T2">What is a function's signature consist of?</text:span><text:line-break/>Its function name and parameters.</text:p>
          </text:list-item>
          <text:list-item>
            <text:p text:style-name="P3"><text:span text:style-name="T2">Where are global variables defined?</text:span><text:line-break/>They are defined before <text:span text:style-name="Emphasis">main</text:span> and they can be referenced by all the functions in the program.</text:p>
          </text:list-item>
          <text:list-item>
            <text:p text:style-name="P3"><text:span text:style-name="T2">Where are local variables for main defined?</text:span><text:line-break/>Within the <text:span text:style-name="Emphasis">main</text:span> part of the program.</text:p>
          </text:list-item>
          <text:list-item>
            <text:p text:style-name="P3"><text:span text:style-name="T2">Where are local variables for other functions defined?</text:span><text:line-break/>Within the body of a function definition.</text:p>
          </text:list-item>
          <text:list-item>
            <text:p text:style-name="P3"><text:span text:style-name="T2">Are the variables listed in the function header declared as local variables of the function?</text:span><text:line-break/>Yes.</text:p>
          </text:list-item>
          <text:list-item>
            <text:p text:style-name="P3"><text:span text:style-name="T2">When various functions declare variables of the same type with the same name, are they considered global variables?</text:span><text:line-break/>No, they are local to the function unless they are declared before <text:span text:style-name="Emphasis">main</text:span>.</text:p>
          </text:list-item>
          <text:list-item>
            <text:p text:style-name="P3"><text:span text:style-name="T2">How is a block of code defined?</text:span><text:line-break/>With an open and closed brace.</text:p>
          </text:list-item>
          <text:list-item>
            <text:p text:style-name="P3"><text:span text:style-name="T2">Can local variables be declared in a block of code?</text:span><text:line-break/>Yes.</text:p>
          </text:list-item>
          <text:list-item>
            <text:p text:style-name="P3"><text:span text:style-name="T2">What is a variable's scope?</text:span><text:line-break/>It determines in which function or block of code a particular variable exists in.</text:p>
          </text:list-item>
          <text:list-item>
            <text:p text:style-name="P3"><text:soft-page-break/><text:span text:style-name="T2">What are pointer variables?</text:span><text:line-break/>They are a special type of variable that can store a memory address instead of a regular value.</text:p>
          </text:list-item>
          <text:list-item>
            <text:p text:style-name="P3"><text:span text:style-name="T2">How is a pointer variable declared?</text:span><text:line-break/>Using an asterisk * as in <text:span text:style-name="Emphasis">int *pointerInt;</text:span></text:p>
          </text:list-item>
          <text:list-item>
            <text:p text:style-name="P1"><text:span text:style-name="T2">What value does the &amp; in front of a regular variable provide?</text:span><text:line-break/>The address assigned to the variable.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red Adamson</meta:initial-creator>
    <meta:creation-date>2012-10-23T22:51:54.69</meta:creation-date>
    <meta:document-statistic meta:table-count="1" meta:image-count="3" meta:object-count="0" meta:page-count="6" meta:paragraph-count="102" meta:word-count="1925" meta:character-count="10943"/>
    <dc:date>2012-10-23T22:52:18.12</dc:date>
    <dc:creator>Jared Adamson</dc:creator>
    <meta:editing-duration>PT00H00M24S</meta:editing-duration>
    <meta:editing-cycles>1</meta:editing-cycles>
    <meta:generator>OpenOffice.org/3.2$Win32 OpenOffice.org_project/320m18$Build-9502</meta:generator>
  </office:meta>
</office:document-meta>
</file>